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mm"/>
    </style:style>
    <style:style style:name="co3" style:family="table-column">
      <style:table-column-properties fo:break-before="auto" style:column-width="41.82mm"/>
    </style:style>
    <style:style style:name="ro1" style:family="table-row">
      <style:table-row-properties style:row-height="8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00"/>
    </style:style>
    <style:style style:name="ce2" style:family="table-cell" style:parent-style-name="Default">
      <style:table-cell-properties fo:background-color="#9999ff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trict_subjects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Database</text:p>
          </table:table-cell>
          <table:table-cell table:style-name="Default" office:value-type="string" calcext:value-type="string">
            <text:p>Subject</text:p>
          </table:table-cell>
          <table:table-cell table:style-name="Default" office:value-type="string" calcext:value-type="string">
            <text:p>Group</text:p>
          </table:table-cell>
          <table:table-cell table:style-name="ce4" office:value-type="string" calcext:value-type="string">
            <text:p>Anatomical Visual Inspection</text:p>
          </table:table-cell>
          <table:table-cell table:style-name="ce4" office:value-type="string" calcext:value-type="string">
            <text:p>Functional Visual Inspection</text:p>
          </table:table-cell>
          <table:table-cell table:style-name="ce4" office:value-type="string" calcext:value-type="string">
            <text:p>ABIDE_QA</text:p>
          </table:table-cell>
          <table:table-cell table:style-name="ce4" office:value-type="string" calcext:value-type="string">
            <text:p>Verified</text:p>
          </table:table-cell>
          <table:table-cell table:style-name="ce4" office:value-type="string" calcext:value-type="string">
            <text:p>Prepreprocess note</text:p>
          </table:table-cell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7" calcext:value-type="float">
            <text:p>290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8" calcext:value-type="float">
            <text:p>290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59" calcext:value-type="float">
            <text:p>290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60" calcext:value-type="float">
            <text:p>290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2" calcext:value-type="float">
            <text:p>29062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5" calcext:value-type="float">
            <text:p>2906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66" calcext:value-type="float">
            <text:p>290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7" calcext:value-type="float">
            <text:p>29067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68" calcext:value-type="float">
            <text:p>2906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1" calcext:value-type="float">
            <text:p>2907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5" calcext:value-type="float">
            <text:p>29075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77" calcext:value-type="float">
            <text:p>2907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8" calcext:value-type="float">
            <text:p>29078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79" calcext:value-type="float">
            <text:p>29079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0" calcext:value-type="float">
            <text:p>2908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2" calcext:value-type="float">
            <text:p>2908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3" calcext:value-type="float">
            <text:p>2908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84" calcext:value-type="float">
            <text:p>2908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86" calcext:value-type="float">
            <text:p>29086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7" calcext:value-type="float">
            <text:p>2908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89" calcext:value-type="float">
            <text:p>2908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90" calcext:value-type="float">
            <text:p>2909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91" calcext:value-type="float">
            <text:p>29091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ETH_II</text:p>
          </table:table-cell>
          <table:table-cell office:value-type="float" office:value="29092" calcext:value-type="float">
            <text:p>2909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ETH_II</text:p>
          </table:table-cell>
          <table:table-cell table:style-name="Default" office:value-type="float" office:value="29094" calcext:value-type="float">
            <text:p>2909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00" calcext:value-type="float">
            <text:p>295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16" calcext:value-type="float">
            <text:p>295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499" calcext:value-type="float">
            <text:p>2949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01" calcext:value-type="float">
            <text:p>2950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12" calcext:value-type="float">
            <text:p>295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13" calcext:value-type="float">
            <text:p>295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23" calcext:value-type="float">
            <text:p>295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I</text:p>
          </table:table-cell>
          <table:table-cell office:value-type="float" office:value="29525" calcext:value-type="float">
            <text:p>295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TCD_II</text:p>
          </table:table-cell>
          <table:table-cell table:style-name="Default" office:value-type="float" office:value="29100" calcext:value-type="float">
            <text:p>29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04" calcext:value-type="float">
            <text:p>291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05" calcext:value-type="float">
            <text:p>291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4" calcext:value-type="float">
            <text:p>291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5" calcext:value-type="float">
            <text:p>291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17" calcext:value-type="float">
            <text:p>291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28" calcext:value-type="float">
            <text:p>2912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0" calcext:value-type="float">
            <text:p>291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3" calcext:value-type="float">
            <text:p>2913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5" calcext:value-type="float">
            <text:p>2913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CD_II</text:p>
          </table:table-cell>
          <table:table-cell office:value-type="float" office:value="29136" calcext:value-type="float">
            <text:p>2913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5" calcext:value-type="float">
            <text:p>5101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8" calcext:value-type="float">
            <text:p>510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19" calcext:value-type="float">
            <text:p>510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0" calcext:value-type="float">
            <text:p>510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1" calcext:value-type="float">
            <text:p>510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3" calcext:value-type="float">
            <text:p>510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4" calcext:value-type="float">
            <text:p>510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5" calcext:value-type="float">
            <text:p>510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6" calcext:value-type="float">
            <text:p>510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7" calcext:value-type="float">
            <text:p>510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29" calcext:value-type="float">
            <text:p>510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6" calcext:value-type="float">
            <text:p>5106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7" calcext:value-type="float">
            <text:p>5106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068" calcext:value-type="float">
            <text:p>5106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3" calcext:value-type="float">
            <text:p>511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4" calcext:value-type="float">
            <text:p>511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NYU_I</text:p>
          </table:table-cell>
          <table:table-cell table:style-name="ce2" office:value-type="float" office:value="51115" calcext:value-type="float">
            <text:p>511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6" calcext:value-type="float">
            <text:p>5111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7" calcext:value-type="float">
            <text:p>511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8" calcext:value-type="float">
            <text:p>511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19" calcext:value-type="float">
            <text:p>5111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30" calcext:value-type="float">
            <text:p>5113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31" calcext:value-type="float">
            <text:p>5113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6" calcext:value-type="float">
            <text:p>5114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8" calcext:value-type="float">
            <text:p>511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49" calcext:value-type="float">
            <text:p>5114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1" calcext:value-type="float">
            <text:p>5115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3" calcext:value-type="float">
            <text:p>5115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4" calcext:value-type="float">
            <text:p>5115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5" calcext:value-type="float">
            <text:p>5115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YU_I</text:p>
          </table:table-cell>
          <table:table-cell office:value-type="float" office:value="51156" calcext:value-type="float">
            <text:p>5115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33" calcext:value-type="float">
            <text:p>5043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34" calcext:value-type="float">
            <text:p>5043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0" calcext:value-type="float">
            <text:p>5044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41" calcext:value-type="float">
            <text:p>5044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4" calcext:value-type="float">
            <text:p>5044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6" calcext:value-type="float">
            <text:p>5044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49" calcext:value-type="float">
            <text:p>5044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0" calcext:value-type="float">
            <text:p>5045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2" calcext:value-type="float">
            <text:p>5045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4" calcext:value-type="float">
            <text:p>5045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55" calcext:value-type="float">
            <text:p>5045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7" calcext:value-type="float">
            <text:p>5045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59" calcext:value-type="float">
            <text:p>5045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62" calcext:value-type="float">
            <text:p>5046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63" calcext:value-type="float">
            <text:p>50463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66" calcext:value-type="float">
            <text:p>5046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68" calcext:value-type="float">
            <text:p>5046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1" calcext:value-type="float">
            <text:p>5047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2" calcext:value-type="float">
            <text:p>5047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3" calcext:value-type="float">
            <text:p>5047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74" calcext:value-type="float">
            <text:p>5047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5" calcext:value-type="float">
            <text:p>504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6" calcext:value-type="float">
            <text:p>504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79" calcext:value-type="float">
            <text:p>504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82" calcext:value-type="float">
            <text:p>504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83" calcext:value-type="float">
            <text:p>50483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484" calcext:value-type="float">
            <text:p>5048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88" calcext:value-type="float">
            <text:p>5048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490" calcext:value-type="float">
            <text:p>5049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3" calcext:value-type="float">
            <text:p>504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8" calcext:value-type="float">
            <text:p>504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499" calcext:value-type="float">
            <text:p>504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05" calcext:value-type="float">
            <text:p>505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07" calcext:value-type="float">
            <text:p>5050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508" calcext:value-type="float">
            <text:p>50508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USM_I</text:p>
          </table:table-cell>
          <table:table-cell table:style-name="ce2" office:value-type="float" office:value="50513" calcext:value-type="float">
            <text:p>5051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14" calcext:value-type="float">
            <text:p>505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5" calcext:value-type="float">
            <text:p>505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6" calcext:value-type="float">
            <text:p>505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27" calcext:value-type="float">
            <text:p>505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USM_I</text:p>
          </table:table-cell>
          <table:table-cell office:value-type="float" office:value="50530" calcext:value-type="float">
            <text:p>505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USM_I</text:p>
          </table:table-cell>
          <table:table-cell table:style-name="Default" office:value-type="float" office:value="50531" calcext:value-type="float">
            <text:p>5053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2" calcext:value-type="float">
            <text:p>5023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motion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6" calcext:value-type="float">
            <text:p>5023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motion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7" calcext:value-type="float">
            <text:p>5023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38" calcext:value-type="float">
            <text:p>50238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ok</text:p>
          </table:table-cell>
          <table:table-cell table:style-name="ce5" office:value-type="string" calcext:value-type="string">
            <text:p>slight motion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44" calcext:value-type="float">
            <text:p>5024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46" calcext:value-type="float">
            <text:p>5024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F inhomogeneities</text:p>
          </table:table-cell>
          <table:table-cell table:style-name="ce5" office:value-type="string" calcext:value-type="string">
            <text:p>motion</text:p>
          </table:table-cell>
          <table:table-cell/>
          <table:table-cell office:value-type="string" calcext:value-type="string">
            <text:p>ok, slight inhomogeneities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53" calcext:value-type="float">
            <text:p>5025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RF inhomogeneities</text:p>
          </table:table-cell>
          <table:table-cell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54" calcext:value-type="float">
            <text:p>502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59" calcext:value-type="float">
            <text:p>5025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, a little membrane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0" calcext:value-type="float">
            <text:p>502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1" calcext:value-type="float">
            <text:p>5026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3" calcext:value-type="float">
            <text:p>502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64" calcext:value-type="float">
            <text:p>502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70" calcext:value-type="float">
            <text:p>5027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0271" calcext:value-type="float">
            <text:p>5027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1132" calcext:value-type="float">
            <text:p>5113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TCD_I</text:p>
          </table:table-cell>
          <table:table-cell table:style-name="ce3" office:value-type="float" office:value="51139" calcext:value-type="float">
            <text:p>5113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5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57" calcext:value-type="float">
            <text:p>5145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58" calcext:value-type="float">
            <text:p>514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59" calcext:value-type="float">
            <text:p>51459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OM! Small part 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1" calcext:value-type="float">
            <text:p>51461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ht motion</text:p>
          </table:table-cell>
          <table:table-cell/>
          <table:table-cell office:value-type="string" calcext:value-type="string">
            <text:p>changed to g 0.2</text:p>
          </table:table-cell>
          <table:table-cell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4" calcext:value-type="float">
            <text:p>5146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65" calcext:value-type="float">
            <text:p>5146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6" calcext:value-type="float">
            <text:p>51466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7" calcext:value-type="float">
            <text:p>51467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8" calcext:value-type="float">
            <text:p>5146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69" calcext:value-type="float">
            <text:p>51469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4" calcext:value-type="float">
            <text:p>51474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5" calcext:value-type="float">
            <text:p>5147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6" calcext:value-type="float">
            <text:p>5147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77" calcext:value-type="float">
            <text:p>51477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changed to g 0.2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78" calcext:value-type="float">
            <text:p>5147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81" calcext:value-type="float">
            <text:p>51481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ht motion</text:p>
          </table:table-cell>
          <table:table-cell/>
          <table:table-cell office:value-type="string" calcext:value-type="string">
            <text:p>changed to g -0.1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85" calcext:value-type="float">
            <text:p>51485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88" calcext:value-type="float">
            <text:p>51488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UOM! Small part </text:p>
          </table:table-cell>
          <table:table-cell/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89" calcext:value-type="float">
            <text:p>51489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90" calcext:value-type="float">
            <text:p>51490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ALTECH</text:p>
          </table:table-cell>
          <table:table-cell table:style-name="ce3" office:value-type="float" office:value="51491" calcext:value-type="float">
            <text:p>5149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/>
          <table:table-cell office:value-type="string" calcext:value-type="string">
            <text:p>changed to g -0.1</text:p>
          </table:table-cell>
          <table:table-cell/>
        </table:table-row>
        <table:table-row table:style-name="ro2">
          <table:table-cell table:style-name="Default" office:value-type="string" calcext:value-type="string">
            <text:p>CALTECH</text:p>
          </table:table-cell>
          <table:table-cell table:style-name="Default" office:value-type="float" office:value="51492" calcext:value-type="float">
            <text:p>51492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sup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2" calcext:value-type="float">
            <text:p>5064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43" calcext:value-type="float">
            <text:p>5064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inferior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6" calcext:value-type="float">
            <text:p>5064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47" calcext:value-type="float">
            <text:p>5064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1" calcext:value-type="float">
            <text:p>5065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the inferior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2" calcext:value-type="float">
            <text:p>5065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54" calcext:value-type="float">
            <text:p>5065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5" calcext:value-type="float">
            <text:p>50655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7" calcext:value-type="float">
            <text:p>50657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58" calcext:value-type="float">
            <text:p>5065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59" calcext:value-type="float">
            <text:p>5065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ight motio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0" calcext:value-type="float">
            <text:p>5066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3" calcext:value-type="float">
            <text:p>5066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4" calcext:value-type="float">
            <text:p>5066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5" calcext:value-type="float">
            <text:p>5066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CMU</text:p>
          </table:table-cell>
          <table:table-cell table:style-name="Default" office:value-type="float" office:value="50666" calcext:value-type="float">
            <text:p>50666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part of brain missing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MU</text:p>
          </table:table-cell>
          <table:table-cell table:style-name="ce3" office:value-type="float" office:value="50668" calcext:value-type="float">
            <text:p>5066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 office:value-type="float" office:value="29057" calcext:value-type="float">
            <text:p>29057</text:p>
          </table:table-cell>
        </table:table-row>
        <table:table-row table:style-name="ro2">
          <table:table-cell office:value-type="float" office:value="29058" calcext:value-type="float">
            <text:p>29058</text:p>
          </table:table-cell>
        </table:table-row>
        <table:table-row table:style-name="ro2">
          <table:table-cell office:value-type="float" office:value="29059" calcext:value-type="float">
            <text:p>29059</text:p>
          </table:table-cell>
        </table:table-row>
        <table:table-row table:style-name="ro2">
          <table:table-cell office:value-type="float" office:value="29060" calcext:value-type="float">
            <text:p>29060</text:p>
          </table:table-cell>
        </table:table-row>
        <table:table-row table:style-name="ro2">
          <table:table-cell office:value-type="float" office:value="29062" calcext:value-type="float">
            <text:p>29062</text:p>
          </table:table-cell>
        </table:table-row>
        <table:table-row table:style-name="ro2">
          <table:table-cell office:value-type="float" office:value="29065" calcext:value-type="float">
            <text:p>29065</text:p>
          </table:table-cell>
        </table:table-row>
        <table:table-row table:style-name="ro2">
          <table:table-cell office:value-type="float" office:value="29066" calcext:value-type="float">
            <text:p>29066</text:p>
          </table:table-cell>
        </table:table-row>
        <table:table-row table:style-name="ro2">
          <table:table-cell office:value-type="float" office:value="29067" calcext:value-type="float">
            <text:p>29067</text:p>
          </table:table-cell>
        </table:table-row>
        <table:table-row table:style-name="ro2">
          <table:table-cell office:value-type="float" office:value="29068" calcext:value-type="float">
            <text:p>29068</text:p>
          </table:table-cell>
        </table:table-row>
        <table:table-row table:style-name="ro2">
          <table:table-cell office:value-type="float" office:value="29071" calcext:value-type="float">
            <text:p>29071</text:p>
          </table:table-cell>
        </table:table-row>
        <table:table-row table:style-name="ro2">
          <table:table-cell office:value-type="float" office:value="29075" calcext:value-type="float">
            <text:p>29075</text:p>
          </table:table-cell>
        </table:table-row>
        <table:table-row table:style-name="ro2">
          <table:table-cell office:value-type="float" office:value="29077" calcext:value-type="float">
            <text:p>29077</text:p>
          </table:table-cell>
        </table:table-row>
        <table:table-row table:style-name="ro2">
          <table:table-cell office:value-type="float" office:value="29078" calcext:value-type="float">
            <text:p>29078</text:p>
          </table:table-cell>
        </table:table-row>
        <table:table-row table:style-name="ro2">
          <table:table-cell office:value-type="float" office:value="29079" calcext:value-type="float">
            <text:p>29079</text:p>
          </table:table-cell>
        </table:table-row>
        <table:table-row table:style-name="ro2">
          <table:table-cell office:value-type="float" office:value="29080" calcext:value-type="float">
            <text:p>29080</text:p>
          </table:table-cell>
        </table:table-row>
        <table:table-row table:style-name="ro2">
          <table:table-cell office:value-type="float" office:value="29082" calcext:value-type="float">
            <text:p>29082</text:p>
          </table:table-cell>
        </table:table-row>
        <table:table-row table:style-name="ro2">
          <table:table-cell office:value-type="float" office:value="29083" calcext:value-type="float">
            <text:p>29083</text:p>
          </table:table-cell>
        </table:table-row>
        <table:table-row table:style-name="ro2">
          <table:table-cell office:value-type="float" office:value="29084" calcext:value-type="float">
            <text:p>29084</text:p>
          </table:table-cell>
        </table:table-row>
        <table:table-row table:style-name="ro2">
          <table:table-cell office:value-type="float" office:value="29086" calcext:value-type="float">
            <text:p>29086</text:p>
          </table:table-cell>
        </table:table-row>
        <table:table-row table:style-name="ro2">
          <table:table-cell office:value-type="float" office:value="29087" calcext:value-type="float">
            <text:p>29087</text:p>
          </table:table-cell>
        </table:table-row>
        <table:table-row table:style-name="ro2">
          <table:table-cell office:value-type="float" office:value="29089" calcext:value-type="float">
            <text:p>29089</text:p>
          </table:table-cell>
        </table:table-row>
        <table:table-row table:style-name="ro2">
          <table:table-cell office:value-type="float" office:value="29090" calcext:value-type="float">
            <text:p>29090</text:p>
          </table:table-cell>
        </table:table-row>
        <table:table-row table:style-name="ro2">
          <table:table-cell office:value-type="float" office:value="29091" calcext:value-type="float">
            <text:p>29091</text:p>
          </table:table-cell>
        </table:table-row>
        <table:table-row table:style-name="ro2">
          <table:table-cell office:value-type="float" office:value="29092" calcext:value-type="float">
            <text:p>29092</text:p>
          </table:table-cell>
        </table:table-row>
        <table:table-row table:style-name="ro2">
          <table:table-cell office:value-type="float" office:value="29094" calcext:value-type="float">
            <text:p>290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 style:data-style-name="N2" text:time-value="10:06:31.1267270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4:39:43.343580528</meta:creation-date>
    <dc:date>2019-09-13T10:40:29.290940592</dc:date>
    <meta:editing-duration>PT46M39S</meta:editing-duration>
    <meta:editing-cycles>7</meta:editing-cycles>
    <meta:generator>LibreOffice/5.1.6.2$Linux_X86_64 LibreOffice_project/10m0$Build-2</meta:generator>
    <meta:document-statistic meta:table-count="2" meta:cell-count="689" meta:object-count="0"/>
  </office:meta>
</office:document-meta>
</file>